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72bf44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ce181e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6pt" officeooo:rsid="0017e92c" officeooo:paragraph-rsid="0017e92c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7e92c" officeooo:paragraph-rsid="0017e92c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2pt" officeooo:rsid="0017e92c" officeooo:paragraph-rsid="0017e92c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92c" officeooo:paragraph-rsid="0017e9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loext:graphic-properties draw:fill="solid" draw:fill-color="#72bf44" draw:opacity="100%"/>
      <style:paragraph-properties fo:text-align="center" style:justify-single-word="false" fo:background-color="#72bf44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92c" officeooo:paragraph-rsid="0017e9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loext:graphic-properties draw:fill="solid" draw:fill-color="#ce181e" draw:opacity="100%"/>
      <style:paragraph-properties fo:text-align="center" style:justify-single-word="false" fo:background-color="#ce181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92c" officeooo:paragraph-rsid="0017e9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a48d" officeooo:paragraph-rsid="0019a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f4e3" officeooo:paragraph-rsid="001ef4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9da" officeooo:paragraph-rsid="001ff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2667" officeooo:paragraph-rsid="002026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c50" officeooo:paragraph-rsid="00205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302" officeooo:paragraph-rsid="0022a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29dd" officeooo:paragraph-rsid="002429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608b" officeooo:paragraph-rsid="002460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6ad2" officeooo:paragraph-rsid="00256a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67fd" officeooo:paragraph-rsid="00276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40e5" officeooo:paragraph-rsid="002b40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8b58" officeooo:paragraph-rsid="002c8b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05a3" officeooo:paragraph-rsid="002e05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b480" officeooo:paragraph-rsid="002eb4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4211" officeooo:paragraph-rsid="0032f9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f9e2" officeooo:paragraph-rsid="0032f9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429dd" officeooo:paragraph-rsid="002429d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b40e5" officeooo:paragraph-rsid="002b40e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c8b58" officeooo:paragraph-rsid="002c8b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6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92c" officeooo:paragraph-rsid="0017e9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92c" officeooo:paragraph-rsid="001ef4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92c" officeooo:paragraph-rsid="002026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c29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2a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text-align="start" style:justify-single-word="false"/>
      <style:text-properties officeooo:paragraph-rsid="0024608b"/>
    </style:style>
    <style:style style:name="P32" style:family="paragraph" style:parent-style-name="Text_20_body">
      <style:paragraph-properties fo:text-align="start" style:justify-single-word="false"/>
      <style:text-properties officeooo:paragraph-rsid="00256ad2"/>
    </style:style>
    <style:style style:name="P33" style:family="paragraph" style:parent-style-name="Text_20_body">
      <style:paragraph-properties fo:text-align="start" style:justify-single-word="false"/>
      <style:text-properties officeooo:paragraph-rsid="002767fd"/>
    </style:style>
    <style:style style:name="P34" style:family="paragraph" style:parent-style-name="Text_20_body">
      <style:paragraph-properties fo:text-align="start" style:justify-single-word="false"/>
      <style:text-properties officeooo:paragraph-rsid="0032f9e2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3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92c" officeooo:paragraph-rsid="001f16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92c" officeooo:paragraph-rsid="001c29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e92c" officeooo:paragraph-rsid="0022a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60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56a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76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2f9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349f" officeooo:paragraph-rsid="0032f9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9a48d"/>
    </style:style>
    <style:style style:name="T2" style:family="text">
      <style:text-properties officeooo:rsid="001b5903"/>
    </style:style>
    <style:style style:name="T3" style:family="text">
      <style:text-properties officeooo:rsid="001dae56"/>
    </style:style>
    <style:style style:name="T4" style:family="text">
      <style:text-properties officeooo:rsid="00205c50"/>
    </style:style>
    <style:style style:name="T5" style:family="text">
      <style:text-properties officeooo:rsid="0024608b"/>
    </style:style>
    <style:style style:name="T6" style:family="text">
      <style:text-properties officeooo:rsid="0029c83a"/>
    </style:style>
    <style:style style:name="T7" style:family="text">
      <style:text-properties officeooo:rsid="002b40e5"/>
    </style:style>
    <style:style style:name="T8" style:family="text">
      <style:text-properties officeooo:rsid="002c8b58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2cfd2e"/>
    </style:style>
    <style:style style:name="T11" style:family="text">
      <style:text-properties officeooo:rsid="002e0b01"/>
    </style:style>
    <style:style style:name="T12" style:family="text">
      <style:text-properties officeooo:rsid="0031349f"/>
    </style:style>
    <style:style style:name="T13" style:family="text">
      <style:text-properties officeooo:rsid="0034f6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uções propostas e os problemas que elas podem resolver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Solução</text:p>
          </table:table-cell>
          <table:table-cell table:style-name="Table1.B1" office:value-type="string">
            <text:p text:style-name="P6">Problemas</text:p>
          </table:table-cell>
        </table:table-row>
        <table:table-row table:style-name="Table1.1">
          <table:table-cell table:style-name="Table1.A2" office:value-type="string">
            <text:p text:style-name="P4">O professor é capaz de criar <text:span text:style-name="T1">turmas, escolhendo a matéria e adicionando os alunos da matéria atravéz do compartilhamento de links de convite.</text:span></text:p>
          </table:table-cell>
          <table:table-cell table:style-name="Table1.B2" office:value-type="string">
            <text:p text:style-name="P26">– Dificuldade em formar os grupos;</text:p>
          </table:table-cell>
        </table:table-row>
        <table:table-row table:style-name="Table1.1">
          <table:table-cell table:style-name="Table1.A2" office:value-type="string">
            <text:p text:style-name="P7">O professor é capaz de criar trabalhos dentro das turmas que ele gerencia, determinando o que deve ser feito, como deve ser entregue, a data limite para a entrega do trabalho, <text:span text:style-name="T3">uma descrição breve sobre o trabalho</text:span> <text:span text:style-name="T2">e a quantidade máxima de alunos por trabalho (variando de 1 até N)</text:span>. Quando o professor cria um novo trabalho, os alunos daquela turma são notificados por e-mail e/ou notificação push.</text:p>
          </table:table-cell>
          <table:table-cell table:style-name="Table1.B2" office:value-type="string">
            <text:p text:style-name="P26">-- Falta de contato mais dinâmico com o professor;</text:p>
            <text:p text:style-name="P26">-- Problemas com o comprometimento com os prazos;</text:p>
            <text:p text:style-name="P38">-- Dificuldade em dar início ao trabalho;</text:p>
            <text:p text:style-name="P29">-- Dificuldade em cumprir prazos;</text:p>
            <text:p text:style-name="P29">-- Grupo com muitos integrantes;</text:p>
            <text:p text:style-name="P37">-- Controle dos membros do grupo;</text:p>
            <text:p text:style-name="P37">-- Irritante quando o trabalho em grupo é obrigatório;</text:p>
          </table:table-cell>
        </table:table-row>
        <table:table-row table:style-name="Table1.1">
          <table:table-cell table:style-name="Table1.A2" office:value-type="string">
            <text:p text:style-name="P8">Os alunos serão capazes de criar seus próprios grupos, tornando o criador do grupo o líder. Eles também serão capazes de buscar dentro de suas turmas por alunos que ainda não tenham grupo e convida-los.</text:p>
          </table:table-cell>
          <table:table-cell table:style-name="Table1.B2" office:value-type="string">
            <text:p text:style-name="P26">-- Dificuldade em formar os grupos;</text:p>
            <text:p text:style-name="P26">-- Controle dos membros do grupo;</text:p>
            <text:p text:style-name="P26">-- Grupo com muitos integrantes;</text:p>
          </table:table-cell>
        </table:table-row>
        <table:table-row table:style-name="Table1.1">
          <table:table-cell table:style-name="Table1.A2" office:value-type="string">
            <text:p text:style-name="P8">Todos os alunos, independentemente de estarem fazendo parte de um grupo ou não, podem visualizar a lista de grupos formados dentro de sua turma. Os alunos ainda sem grupo podem usar essa lista para solicitar ao líder entrada no grupo.</text:p>
          </table:table-cell>
          <table:table-cell table:style-name="Table1.B2" office:value-type="string">
            <text:p text:style-name="P27">-- Dificuldade em formar os grupos;</text:p>
            <text:p text:style-name="P27">-- Grupo com muitos integrantes;</text:p>
            <text:p text:style-name="P27">-- Falta de entrosamento;</text:p>
            <text:p text:style-name="P36">-- Controle dos membros do grupo;</text:p>
          </table:table-cell>
        </table:table-row>
        <table:table-row table:style-name="Table1.1">
          <table:table-cell table:style-name="Table1.A2" office:value-type="string">
            <text:p text:style-name="P9">Dentro dos grupos, os alunos terão a sua disposição, um chat geral (similar ao Discord ou Slack) para se apresentar, trocar idéias, se organizar e discutir assuntos relacionados ao trabalho ou assuntos diversos.</text:p>
          </table:table-cell>
          <table:table-cell table:style-name="Table1.B2" office:value-type="string">
            <text:p text:style-name="P26">-- Falta de entrosamento;</text:p>
            <text:p text:style-name="P26">-- Dificuldade em organizar uma eventual apresentação do trabalho;</text:p>
            <text:p text:style-name="P26">-- Dificuldade em ter afinidade com os membros do grupo;</text:p>
            <text:p text:style-name="P26">-- Irritante quando o trabalho em grupo é obrigatório;</text:p>
            <text:p text:style-name="P26"><text:soft-page-break/>-- Dificuldade para chegar a um consenso de idéias;</text:p>
            <text:p text:style-name="P26">-- Entrosamento e conhecimento dos membros do grupo;</text:p>
            <text:p text:style-name="P28">-- Dificuldade em organizar encontros, tanto virtuais quanto presenciais;</text:p>
            <text:p text:style-name="P28">-- Confiar em membros com o qual não se tem afinidade;</text:p>
            <text:p text:style-name="P28">-- Timidez para reuniões;</text:p>
            <text:p text:style-name="P28">-- Não conhecer nenhum dos membros previamente quando o grupo é formado;</text:p>
            <text:p text:style-name="P28">-- Dificuldade em manter contato entre os membros do grupo;</text:p>
          </table:table-cell>
        </table:table-row>
        <table:table-row table:style-name="Table1.1">
          <table:table-cell table:style-name="Table1.A2" office:value-type="string">
            <text:p text:style-name="P10">As mensagens que podem ser enviadas pelos alunos <text:span text:style-name="T4">dentro do chat de um grupo </text:span>podem ter propriedades especiais, uma delas é a habilidade de adicionar uma “flag” a mensagem, indicando que o membro precisa de ajuda com alguma tarefa ou tem alguma dúvida, uma mensagem com “flag” possui uma cor diferente para destaque e os outros membros do grupo <text:span text:style-name="T4">e o professor da disciplina </text:span>serão notificados desta mensagem por e-mail e/ou notificação push. <text:span text:style-name="T4">Caso o professor deseje, ele pode responder diretamente a este tipo de mensagem.</text:span></text:p>
          </table:table-cell>
          <table:table-cell table:style-name="Table1.B2" office:value-type="string">
            <text:p text:style-name="P26">-- Não estar claro o que cada membro deve fazer;</text:p>
            <text:p text:style-name="P26">-- Membros sem paciência para ajudar os outros;</text:p>
            <text:p text:style-name="P26">-- Receio de não poder contribuir muito com o trabalho;</text:p>
            <text:p text:style-name="P26">-- Confiar em membros com o qual não se tem afinidade;</text:p>
            <text:p text:style-name="P26">-- Membros em períodos e/ou cursos diferentes;</text:p>
            <text:p text:style-name="P26">-- Irritante quando o trabalho em grupo é obrigatório;</text:p>
            <text:p text:style-name="P26">-- Ajudar os professores a supervisionar melhor o andamento;</text:p>
            <text:p text:style-name="P37">-- Falta de auxílio aos grupos com mais dificuldade;</text:p>
            <text:p text:style-name="P37">-- Falta de contato mais dinâmico com o professor;</text:p>
            <text:p text:style-name="P37">-- Problemas em tirar dúvidas sobre o trabalho;</text:p>
          </table:table-cell>
        </table:table-row>
        <table:table-row table:style-name="Table1.1">
          <table:table-cell table:style-name="Table1.A2" office:value-type="string">
            <text:p text:style-name="P11">Outra propriedade das mensagens de grupo são as votações, um aluno pode escolher criar uma votação e suas opções e adicionar ela ao chat do <text:soft-page-break/>grupo. Os outros membros do grupo serão notificados da votação e poderão votar em uma das opções, a votação é encerrada quando todos os membros do grupo tiverem votado.</text:p>
          </table:table-cell>
          <table:table-cell table:style-name="Table1.B2" office:value-type="string">
            <text:p text:style-name="P26">-- Dificuldade para chegar a um consenso de idéias;</text:p>
            <text:p text:style-name="P26"><text:soft-page-break/>-- Dificuldade em organizar uma eventual apresentação do trabalho;</text:p>
            <text:p text:style-name="P26">-- Dificuldade em ter boa distribuição das tarefas;</text:p>
            <text:p text:style-name="P26">-- Dividir trabalho e alocar responsabilidades;</text:p>
            <text:p text:style-name="P26">-- Garantir que todos os membros participem do trabalho;</text:p>
            <text:p text:style-name="P37">-- Votações entre os membros do grupo;</text:p>
          </table:table-cell>
        </table:table-row>
        <table:table-row table:style-name="Table1.1">
          <table:table-cell table:style-name="Table1.A2" office:value-type="string">
            <text:p text:style-name="P12">As mensagens também podem ter menções a um ou mais membros do grupo ou a todos os membros do grupo, neste caso, apenas os membros mencionados recebem notificação por e-mail e/ou push.</text:p>
          </table:table-cell>
          <table:table-cell table:style-name="Table1.B2" office:value-type="string">
            <text:p text:style-name="P39">-- Controle dos membros do grupo;</text:p>
            <text:p text:style-name="P30">-- Membros do grupo não fazem nada;</text:p>
            <text:p text:style-name="P26">-- Problemas com o comprometimento com os prazos;</text:p>
            <text:p text:style-name="P37">-- Comumente, apenas um membro do grupo acaba fazendo o trabalho todo;</text:p>
            <text:p text:style-name="P37">-- Falta de seriedade e disponibilidade dos membros;</text:p>
            <text:p text:style-name="P26">-- Dificuldade em manter contato entre os membros do grupo;</text:p>
            <text:p text:style-name="P37">-- Garantir que todos os membros participem do trabalho;</text:p>
            <text:p text:style-name="P26">-- Deixar o trabalho para a última hora;</text:p>
          </table:table-cell>
        </table:table-row>
        <table:table-row table:style-name="Table1.1">
          <table:table-cell table:style-name="Table1.A2" office:value-type="string">
            <text:p text:style-name="P13">Um <text:span text:style-name="T6">usuário,</text:span> ao se cadastrar no app, <text:span text:style-name="T6">possui dois perfis separados, um como aluno e outro como professor, em comum aos dois perfis, a conta de cada usuário possui os campos:</text:span></text:p>
            <text:p text:style-name="P23">- Nome;</text:p>
            <text:p text:style-name="P23">- <text:span text:style-name="T7">Foto (opcional);</text:span></text:p>
            <text:p text:style-name="P23">- Telefone (opcional);</text:p>
            <text:p text:style-name="P23">- Email <text:span text:style-name="T5">(opcional)</text:span>;</text:p>
            <text:p text:style-name="P23">- Links <text:span text:style-name="T6">úteis</text:span> (LinkedIn, Facebook, Github, site pessoal, <text:span text:style-name="T6">currículo Lattes</text:span> etc);</text:p>
            <text:p text:style-name="P23">- <text:span text:style-name="T5">Conhecimentos (conhecimentos que o usuário se considera proficiente);</text:span></text:p>
            <text:p text:style-name="P23">- <text:span text:style-name="T5">Descrição (opcional);</text:span></text:p>
            <text:p text:style-name="P23">- <text:span text:style-name="T7">Contador de “high-fives” (explicado mais a </text:span><text:soft-page-break/><text:span text:style-name="T7">frente);</text:span></text:p>
            <text:p text:style-name="P14">Adicionalmente, para criar uma conta no app, o <text:span text:style-name="T6">usuário</text:span> deve fornecer <text:span text:style-name="T9">login, senha e email.</text:span></text:p>
            <text:p text:style-name="P17">Exclusivo ao perfil de aluno, temos os campos:</text:p>
            <text:p text:style-name="P24">- Horas diárias disponíveis para trabalhos;</text:p>
            <text:p text:style-name="P24">- Instituição onde estuda;</text:p>
            <text:p text:style-name="P24">- Curso <text:span text:style-name="T8">atual</text:span>;</text:p>
            <text:p text:style-name="P24">- Período atual;</text:p>
            <text:p text:style-name="P24">- Identificador de matrícula; </text:p>
            <text:p text:style-name="P18">Exclusivo ao perfil de professor, temos os campos:</text:p>
            <text:p text:style-name="P25">- Horas diárias disponíveis para consulta;</text:p>
            <text:p text:style-name="P25">- Instituição onde leciona;</text:p>
            <text:p text:style-name="P25">- Cursos que leciona;</text:p>
            <text:p text:style-name="P25">- Identificador de matrícula;</text:p>
          </table:table-cell>
          <table:table-cell table:style-name="Table1.B2" office:value-type="string">
            <text:p text:style-name="P40">-- Falta de entrosamento;</text:p>
            <text:p text:style-name="P31">-- Controle dos membros do grupo;</text:p>
            <text:p text:style-name="P31">-- Dificuldade em ter afinidade com os membros do grupo;</text:p>
            <text:p text:style-name="P31">-- Problemas com o comprometimento com os prazos;</text:p>
            <text:p text:style-name="P31">-- Falta de seriedade e disponibilidade dos membros;</text:p>
            <text:p text:style-name="P31">-- Dificuldade em ter boa distribuição das tarefas;</text:p>
            <text:p text:style-name="P35">-- Membros com interesses diferentes;</text:p>
            <text:p text:style-name="P35"><text:soft-page-break/>-- Dificuldade em cumprir prazos;</text:p>
            <text:p text:style-name="P35">-- Entrosamento e conhecimento dos membros do grupo;</text:p>
            <text:p text:style-name="P35">-- Dividir trabalho e alocar responsabilidades;</text:p>
            <text:p text:style-name="P35">-- Trabalho dividido de forma não-igual;</text:p>
            <text:p text:style-name="P35">-- Confiar em membros com o qual não se tem afinidade;</text:p>
            <text:p text:style-name="P35">-- Receio de não poder contribuir muito com o trabalho;</text:p>
            <text:p text:style-name="P35">-- Membros em períodos e/ou cursos diferentes;</text:p>
            <text:p text:style-name="P35">-- Não conhecer nenhum dos membros previamente quando o grupo é formado;</text:p>
            <text:p text:style-name="P35">-- Dificuldade em formar os grupos;</text:p>
            <text:p text:style-name="P35">-- Balancear a vida acadêmica com a vida pessoal e/ou profissional;</text:p>
            <text:p text:style-name="P35">-- Falta de contato mais dinâmico com o professor;</text:p>
            <text:p text:style-name="P35">-- Problemas em tirar dúvidas sobre o trabalho;</text:p>
          </table:table-cell>
        </table:table-row>
        <table:table-row table:style-name="Table1.1">
          <table:table-cell table:style-name="Table1.A2" office:value-type="string">
            <text:p text:style-name="P15">Atrelado <text:span text:style-name="T8">a conta do usuário</text:span>, ele também tem um contador de “high-fives”. Um aluno pode ganhar “high-fives” através de outros alunos, quando, por exemplo, eles acharam alguma mensagem útil ou como recompensa por um trabalho ou tarefa bem feito, um professor também pode dar “high-fives” para os alunos. Este sistema de “high-fives” funcionaria de forma semelhante aos “joinhas” do Facebook ou aos “upvotes” do Reddit. Este contador de “high-fives” fica sempre visível para todos na lista de alunos de uma classe e pode ser usado como critério por líderes de grupo para aceitação e filtragem de novos membros. <text:span text:style-name="T8">Um professor também pode receber “high-fives” de seus alunos ao responder dúvidas, seu contador de “high-fives” também fica visível para todos os alunos.</text:span></text:p>
          </table:table-cell>
          <table:table-cell table:style-name="Table1.B2" office:value-type="string">
            <text:p text:style-name="P30">-- Controle dos membros do grupo;</text:p>
            <text:p text:style-name="P35">-- Membros do grupo não fazem nada;</text:p>
            <text:p text:style-name="P41">-- Problemas com o comprometimento com os prazos;</text:p>
            <text:p text:style-name="P32">-- Comumente, apenas um membro do grupo acaba fazendo o trabalho todo;</text:p>
            <text:p text:style-name="P35">-- Falta de seriedade e disponibilidade dos membros;</text:p>
            <text:p text:style-name="P35">-- Comumente, membros do grupo fazem seu trabalho de forma relaxada;</text:p>
            <text:p text:style-name="P35">-- Dificuldade em cumprir prazos;</text:p>
          </table:table-cell>
        </table:table-row>
        <table:table-row table:style-name="Table1.1">
          <table:table-cell table:style-name="Table1.A2" office:value-type="string">
            <text:p text:style-name="P16">Líderes de grupo podem filtrar e ordenar a lista de alunos da classe ainda sem grupo:</text:p>
            <text:p text:style-name="P16">Filtragem: Por conhecimentos, por período, por curso, por high-fives, <text:span text:style-name="T10">por horas disponíveis</text:span>.</text:p>
            <text:p text:style-name="P16"><text:soft-page-break/>Ordenação: Por high-fives, por período, <text:span text:style-name="T10">por horas disponíveis</text:span>.</text:p>
          </table:table-cell>
          <table:table-cell table:style-name="Table1.B2" office:value-type="string">
            <text:p text:style-name="P42">-- Controle dos membros do grupo;</text:p>
            <text:p text:style-name="P33">-- Membros do grupo não fazem nada;</text:p>
            <text:p text:style-name="P35">-- Comumente, apenas um membro do grupo <text:soft-page-break/>acaba fazendo o trabalho todo;</text:p>
            <text:p text:style-name="P35">-- Falta de seriedade e disponibilidade dos membros;</text:p>
            <text:p text:style-name="P30">-- Comumente, membros do grupo fazem seu trabalho de forma relaxada;</text:p>
            <text:p text:style-name="P30">-- Membros com interesses diferentes;</text:p>
            <text:p text:style-name="P30">-- Entrosamento e conhecimento dos membros do grupo;</text:p>
            <text:p text:style-name="P30">-- Confiar em membros com o qual não se tem afinidade;</text:p>
            <text:p text:style-name="P35">-- Receio de não poder contribuir muito com o trabalho;</text:p>
            <text:p text:style-name="P35">-- Não conhecer nenhum dos membros previamente quando o grupo é formado;</text:p>
            <text:p text:style-name="P35">-- Garantir que todos os membros participem do trabalho;</text:p>
            <text:p text:style-name="P35">-- Dificuldade em formar os grupos;</text:p>
          </table:table-cell>
        </table:table-row>
        <table:table-row table:style-name="Table1.1">
          <table:table-cell table:style-name="Table1.A2" office:value-type="string">
            <text:p text:style-name="P19">Um líder de grupo pode, em conjunto com os outros membros, dividir um trabalho em sub-tarefas, que podem ser alocadas para os membros do grupo executarem. <text:span text:style-name="T11">Estas sub-tarefas podem ter prazos para serem cumpridas.</text:span></text:p>
          </table:table-cell>
          <table:table-cell table:style-name="Table1.B2" office:value-type="string">
            <text:p text:style-name="P30">-- Membros do grupo não fazem nada;</text:p>
            <text:p text:style-name="P30">-- Problemas com o comprometimento com os prazos;</text:p>
            <text:p text:style-name="P35">-- Comumente, apenas um membro do grupo acaba fazendo o trabalho todo;</text:p>
            <text:p text:style-name="P30">-- Dificuldade em ter boa distribuição das tarefas;</text:p>
            <text:p text:style-name="P30">-- Dividir trabalho e alocar responsabilidades;</text:p>
            <text:p text:style-name="P30">-- Trabalho dividido de forma não-igual;</text:p>
            <text:p text:style-name="P30">-- Não estar claro o que cada membro deve fazer;</text:p>
            <text:p text:style-name="P30">-- Garantir que todos os membros participem do trabalho;</text:p>
            <text:p text:style-name="P30">-- Deixar o trabalho para a última hora;</text:p>
          </table:table-cell>
        </table:table-row>
        <table:table-row table:style-name="Table1.1">
          <table:table-cell table:style-name="Table1.A2" office:value-type="string">
            <text:p text:style-name="P20">Uma sub-tarefa tem quatro estados: a fazer, fazendo, em revisão e feito.</text:p>
            <text:p text:style-name="P20"><text:soft-page-break/>- A fazer: A tarefa ainda não foi alocada para nenhum membro do grupo;</text:p>
            <text:p text:style-name="P20">- Fazendo: A tarefa foi alocada e o membro do grupo está executando a tarefa;</text:p>
            <text:p text:style-name="P20">- Em revisão: A tarefa foi concluída pelo membro do grupo e ele a submeteu para revisão pelos outros membros, que podem aprovar ou recusar a tarefa, dando feedback em seguida;</text:p>
            <text:p text:style-name="P20">- Feito: A tarefa foi aprovada e concluída, neste passo, os membros do grupo podem dar “high-fives” como recompensa por um trabalho bem feito ao membro que executou a sub-tarefa.</text:p>
            <text:p text:style-name="P20"/>
          </table:table-cell>
          <table:table-cell table:style-name="Table1.B2" office:value-type="string">
            <text:p text:style-name="P30">-- Controle dos membros do grupo;</text:p>
            <text:p text:style-name="P35">-- Membros do grupo não fazem nada;</text:p>
            <text:p text:style-name="P35"><text:soft-page-break/>-- Problemas com o comprometimento com os prazos;</text:p>
            <text:p text:style-name="P35">-- Comumente, apenas um membro do grupo acaba fazendo o trabalho todo;</text:p>
            <text:p text:style-name="P35">-- Falta de seriedade e disponibilidade dos membros;</text:p>
            <text:p text:style-name="P35">-- Comumente, membros do grupo fazem seu trabalho de forma relaxada;</text:p>
            <text:p text:style-name="P35">-- Dificuldade em cumprir prazos;</text:p>
            <text:p text:style-name="P30">-- Confiar em membros com o qual não se tem afinidade;</text:p>
            <text:p text:style-name="P30">-- Não estar claro o que cada membro deve fazer;</text:p>
            <text:p text:style-name="P30">-- Garantir que todos os membros participem do trabalho;</text:p>
            <text:p text:style-name="P30">-- Deixar o trabalho para a última hora;</text:p>
          </table:table-cell>
        </table:table-row>
        <table:table-row table:style-name="Table1.1">
          <table:table-cell table:style-name="Table1.A2" office:value-type="string">
            <text:p text:style-name="P21">Quando todas as sub-tarefas são finalizadas, o líder do grupo pode <text:span text:style-name="T12">entragar o trabalho (de acordo com as especificações do professor) e marcar o trabalho como concluído, isso gera uma notificação para o professor, que pode dar “high-fives” para todos os membros do grupo ao</text:span></text:p>
            <text:p text:style-name="P44">confirmar que o trabalho foi entregue com sucesso.</text:p>
          </table:table-cell>
          <table:table-cell table:style-name="Table1.B2" office:value-type="string">
            <text:p text:style-name="P43">-- Membros do grupo não fazem nada;</text:p>
            <text:p text:style-name="P43">-- Problemas com o comprometimento com os prazos;</text:p>
            <text:p text:style-name="P34">-- Comumente, apenas um membro do grupo acaba fazendo o trabalho todo;</text:p>
            <text:p text:style-name="P35">-- Falta de seriedade e disponibilidade dos membros;</text:p>
            <text:p text:style-name="P35">-- Comumente, membros do grupo fazem seu trabalho de forma relaxada;</text:p>
            <text:p text:style-name="P35">-- Garantir que todos os membros participem do trabalho;</text:p>
            <text:p text:style-name="P35">-- Deixar o trabalho para a última hora;</text:p>
            <text:p text:style-name="P35">-- Ajudar os professores a supervisionar melhor o andamento;</text:p>
            <text:p text:style-name="P35">-- Falta de contato mais dinâmico com o professor;</text:p>
          </table:table-cell>
        </table:table-row>
        <table:table-row table:style-name="Table1.1">
          <table:table-cell table:style-name="Table1.A2" office:value-type="string">
            <text:p text:style-name="P22">O professor terá acesso a uma lista com todos os grupos de cada classe que possui, ele também poderá acessar os grupos para acompanhar o <text:soft-page-break/>andamento das atividades e também poderá, caso deseje, entrar em contato com os membros do grupo para dar feedback.</text:p>
          </table:table-cell>
          <table:table-cell table:style-name="Table1.B2" office:value-type="string">
            <text:p text:style-name="P30">-- Ajudar os professores a supervisionar melhor o andamento;</text:p>
            <text:p text:style-name="P35">-- Falta de auxílio aos grupos com mais <text:soft-page-break/>dificuldade;</text:p>
            <text:p text:style-name="P35">-- Falta de contato mais dinâmico com o professor;</text:p>
            <text:p text:style-name="P35">-- Problemas em tirar dúvidas sobre o trabalho;</text:p>
          </table:table-cell>
        </table:table-row>
      </table:table>
      <text:p text:style-name="P3"/>
      <text:p text:style-name="P2">*<text:span text:style-name="T13">As soluções apresentadas não necessariamente satisfazem completamente os problemas um-a-um, e sim contribuem para a solução dos problemas. Acredito que a união de todas as soluções acima apresentadas satisfaz todos os problem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9:14:14.990751422</meta:creation-date>
    <dc:date>2020-09-08T22:46:24.358434673</dc:date>
    <meta:editing-duration>PT1H28M19S</meta:editing-duration>
    <meta:editing-cycles>16</meta:editing-cycles>
    <meta:generator>LibreOffice/5.1.6.2$Linux_X86_64 LibreOffice_project/10m0$Build-2</meta:generator>
    <meta:document-statistic meta:table-count="1" meta:image-count="0" meta:object-count="0" meta:page-count="7" meta:paragraph-count="167" meta:word-count="1934" meta:character-count="11627" meta:non-whitespace-character-count="9858"/>
  </office:meta>
</office:document-meta>
</file>